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e212" officeooo:paragraph-rsid="0005e212"/>
    </style:style>
    <style:style style:name="P2" style:family="paragraph" style:parent-style-name="Standard">
      <style:text-properties officeooo:rsid="000779ca" officeooo:paragraph-rsid="000779ca"/>
    </style:style>
    <style:style style:name="P3" style:family="paragraph" style:parent-style-name="Standard">
      <style:text-properties officeooo:rsid="00096d3e" officeooo:paragraph-rsid="00096d3e"/>
    </style:style>
    <style:style style:name="P4" style:family="paragraph" style:parent-style-name="Standard">
      <style:text-properties officeooo:rsid="00098707" officeooo:paragraph-rsid="00098707"/>
    </style:style>
    <style:style style:name="P5" style:family="paragraph" style:parent-style-name="Standard">
      <style:text-properties officeooo:rsid="000bdd36" officeooo:paragraph-rsid="000bdd36"/>
    </style:style>
    <style:style style:name="P6" style:family="paragraph" style:parent-style-name="Standard">
      <style:text-properties officeooo:rsid="000c23c5" officeooo:paragraph-rsid="000c23c5"/>
    </style:style>
    <style:style style:name="P7" style:family="paragraph" style:parent-style-name="Standard">
      <style:text-properties officeooo:rsid="000e0180" officeooo:paragraph-rsid="000e0180"/>
    </style:style>
    <style:style style:name="P8" style:family="paragraph" style:parent-style-name="Standard">
      <style:text-properties officeooo:rsid="001182f7" officeooo:paragraph-rsid="001182f7"/>
    </style:style>
    <style:style style:name="P9" style:family="paragraph" style:parent-style-name="Standard">
      <style:text-properties officeooo:rsid="0014c6af" officeooo:paragraph-rsid="0014c6af"/>
    </style:style>
    <style:style style:name="P10" style:family="paragraph" style:parent-style-name="Standard">
      <style:text-properties officeooo:rsid="00163f3a" officeooo:paragraph-rsid="0014c6af"/>
    </style:style>
    <style:style style:name="P11" style:family="paragraph" style:parent-style-name="Standard">
      <style:text-properties officeooo:rsid="00163f3a" officeooo:paragraph-rsid="00163f3a"/>
    </style:style>
    <style:style style:name="P12" style:family="paragraph" style:parent-style-name="Standard">
      <style:text-properties officeooo:rsid="0016c8a4" officeooo:paragraph-rsid="0016c8a4"/>
    </style:style>
    <style:style style:name="P13" style:family="paragraph" style:parent-style-name="Standard">
      <style:text-properties officeooo:rsid="00178193" officeooo:paragraph-rsid="00178193"/>
    </style:style>
    <style:style style:name="P14" style:family="paragraph" style:parent-style-name="Standard">
      <style:text-properties officeooo:rsid="0017be1c" officeooo:paragraph-rsid="0017be1c"/>
    </style:style>
    <style:style style:name="P15" style:family="paragraph" style:parent-style-name="Standard">
      <style:text-properties officeooo:rsid="0017be1c" officeooo:paragraph-rsid="001a33ea"/>
    </style:style>
    <style:style style:name="P16" style:family="paragraph" style:parent-style-name="Standard">
      <style:text-properties officeooo:rsid="001a33ea" officeooo:paragraph-rsid="001a33ea"/>
    </style:style>
    <style:style style:name="P17" style:family="paragraph" style:parent-style-name="Standard">
      <style:text-properties officeooo:rsid="001bf87b" officeooo:paragraph-rsid="001bf87b"/>
    </style:style>
    <style:style style:name="P18" style:family="paragraph" style:parent-style-name="Standard">
      <style:text-properties officeooo:rsid="001bf87b" officeooo:paragraph-rsid="001d6f1c"/>
    </style:style>
    <style:style style:name="P19" style:family="paragraph" style:parent-style-name="Standard">
      <style:text-properties officeooo:rsid="001ca397" officeooo:paragraph-rsid="001ca397"/>
    </style:style>
    <style:style style:name="P20" style:family="paragraph" style:parent-style-name="Standard">
      <style:text-properties officeooo:rsid="001d6f1c" officeooo:paragraph-rsid="001d6f1c"/>
    </style:style>
    <style:style style:name="T1" style:family="text">
      <style:text-properties officeooo:rsid="000c23c5"/>
    </style:style>
    <style:style style:name="T2" style:family="text">
      <style:text-properties officeooo:rsid="0017be1c"/>
    </style:style>
    <style:style style:name="T3" style:family="text">
      <style:text-properties officeooo:rsid="001893d4"/>
    </style:style>
    <style:style style:name="T4" style:family="text">
      <style:text-properties officeooo:rsid="001ca397"/>
    </style:style>
    <style:style style:name="T5" style:family="text">
      <style:text-properties officeooo:rsid="001d6f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 Exercises</text:p>
      <text:p text:style-name="P1"/>
      <text:p text:style-name="P1">Reinforcement</text:p>
      <text:p text:style-name="P1"/>
      <text:p text:style-name="P1">R-3.2 </text:p>
      <text:p text:style-name="P1"/>
      <text:p text:style-name="P1">Answer:</text:p>
      <text:p text:style-name="P1"/>
      <text:p text:style-name="P1">Changes would be required for the following instance variables and methods:</text:p>
      <text:p text:style-name="P1">encoder – the array size would have to match the number of characters in the chosen alphabet.</text:p>
      <text:p text:style-name="P1">decoder – the array size would have to match the number of characters in the chosen alphabet.</text:p>
      <text:p text:style-name="P1">CaesarCipher - the loop would have to be modified so that k was equal to the number of characters in the chosen alphabet. ‘A’, which is present in lines 8 and 9, would be changed to the first character of the chosen alphabet. All the values of 26 would change to the size of the chosen alphabet.</text:p>
      <text:p text:style-name="P2">transform – the method would not deduct ‘A’, but instead it would deduct the first character of the chosen alphabet.</text:p>
      <text:p text:style-name="P2"/>
      <text:p text:style-name="P3">R-3.4</text:p>
      <text:p text:style-name="P3"/>
      <text:p text:style-name="P4">Answer:</text:p>
      <text:p text:style-name="P4"/>
      <text:p text:style-name="P3">While (node.next != Null)</text:p>
      <text:p text:style-name="P3"><text:tab/>node= `node.next</text:p>
      <text:p text:style-name="P3"/>
      <text:p text:style-name="P4">R-3.6</text:p>
      <text:p text:style-name="P4"/>
      <text:p text:style-name="P4">Answer:</text:p>
      <text:p text:style-name="P4"/>
      <text:p text:style-name="P4">One solution would be to declare two variables called leftHandNode and rightHandNode, with these variables having the initial values head and tail, respectively. Iteratively, we could reset the leftHandNode to the next value in the list and the rightHandNode to the previous value. </text:p>
      <text:p text:style-name="P4"/>
      <text:p text:style-name="P4">When the list had an odd number, they leftHandNode and the rightHandNode would eventually refer to the same node, and we could therefore have the loop terminate with this Node being the middle value.</text:p>
      <text:p text:style-name="P4"/>
      <text:p text:style-name="P4">Other termination condition would be required to terminate the loop for the case that it is an even list. That could come if the leftHandNode.next = rightHandNode.last. The leftHandNode would be the middle node in this case if we follow the rule set out in the question.</text:p>
      <text:p text:style-name="P4"/>
      <text:p text:style-name="P5">R-3.11</text:p>
      <text:p text:style-name="P5"/>
      <text:p text:style-name="P5">Answer:</text:p>
      <text:p text:style-name="P5"/>
      <text:p text:style-name="P5">For two one-dimensional arrays A and B, the shallow equality test shows whether or not the arrays elements are equal. A deep equality test <text:span text:style-name="T1">shows whether the elements of the arrays are equal if they are objects, which means that for one dimensional arrays shallow and deep equality gives the same result.</text:span></text:p>
      <text:p text:style-name="P5"/>
      <text:p text:style-name="P6">For two dimensional arrays, the shallow equality test, tests whether or not the array elements are pointing to the same variable in memory; The deep equality tests whether the arrays have the same number of elements.</text:p>
      <text:p text:style-name="P7"><text:soft-page-break/>Creativity</text:p>
      <text:p text:style-name="P7"/>
      <text:p text:style-name="P7">C-3.15</text:p>
      <text:p text:style-name="P7"/>
      <text:p text:style-name="P7">Answer:</text:p>
      <text:p text:style-name="P7"/>
      <text:p text:style-name="P7">Create array of length 5.</text:p>
      <text:p text:style-name="P7">Create Clone Array</text:p>
      <text:p text:style-name="P7">quickSort the clone.</text:p>
      <text:p text:style-name="P7">While (count&lt;5)</text:p>
      <text:p text:style-name="P7"><text:tab/>Compare each value to its next neighbour, and add to the length 5 array and count++ if they <text:tab/>are the same.</text:p>
      <text:p text:style-name="P7"/>
      <text:p text:style-name="P8">C-3.17</text:p>
      <text:p text:style-name="P8"/>
      <text:p text:style-name="P9">Answer:</text:p>
      <text:p text:style-name="P7"/>
      <text:p text:style-name="P8">By the nature of the equation, values of a and b where a,b&lt;&lt;1000 will result in a linear looking equation that will reach 1000 and the drop down to close to 0 periodically. e.g a =1 and b=1.</text:p>
      <text:p text:style-name="P8"/>
      <text:p text:style-name="P9">C-3.18</text:p>
      <text:p text:style-name="P9"/>
      <text:p text:style-name="P9">Answer:</text:p>
      <text:p text:style-name="P10"/>
      <text:p text:style-name="P11">0.</text:p>
      <text:p text:style-name="P11"/>
      <text:p text:style-name="P11">Formula = 1-0.9^100</text:p>
      <text:p text:style-name="P11"/>
      <text:p text:style-name="P12">General formula for array of length n: 1-0.9^n</text:p>
      <text:p text:style-name="P12"/>
      <text:p text:style-name="P13">C-<text:span text:style-name="T2">3.20</text:span></text:p>
      <text:p text:style-name="P13"/>
      <text:p text:style-name="P17">Answer:</text:p>
      <text:p text:style-name="P13"/>
      <text:p text:style-name="P14">This could be achieved using an nxn matrix with true and false values. The (i,j) entry would represent whether player i had met player j. </text:p>
      <text:p text:style-name="P14"/>
      <text:p text:style-name="P15">This could be represented by a two dimensional boolean array with length [n][n]. <text:s/>Initially the matrix would be an identity matrix I <text:span text:style-name="T3">with values 1 (true) and all other values 0 (false)</text:span>. <text:span text:style-name="T3">The meet(i,j) call would update the (i,j) and the (j,i) entries and set them equal to 1. </text:span></text:p>
      <text:p text:style-name="P15"/>
      <text:p text:style-name="P16">At the end of the meet method, another method could be called, say winner() that would evaluate which, if any, rows had all its entries equal to 1. If any player(s) had all their entries equal to zero, the winner method would end the game and declare the winners. Otherwise, the winner method return control to the meet method, which would return control to the main method.</text:p>
      <text:p text:style-name="P16"/>
      <text:p text:style-name="P18">C – 3.2<text:span text:style-name="T5">2</text:span></text:p>
      <text:p text:style-name="P18"/>
      <text:p text:style-name="P18">Answer:</text:p>
      <text:p text:style-name="P18"/>
      <text:p text:style-name="P20">This could be achieved by setting the tail.next of the first list to the head node of the second list. The tail of the new list would then be set to the tail of the second list.</text:p>
      <text:p text:style-name="P16"><text:soft-page-break/></text:p>
      <text:p text:style-name="P16"/>
      <text:p text:style-name="P17">C – 3.2<text:span text:style-name="T5">5</text:span></text:p>
      <text:p text:style-name="P17"/>
      <text:p text:style-name="P17">Answer:</text:p>
      <text:p text:style-name="P17"/>
      <text:p text:style-name="P17">This could be acheived b<text:span text:style-name="T4">y the following method:</text:span></text:p>
      <text:p text:style-name="P17"/>
      <text:p text:style-name="P19">Check that all list object values are equal, and if they are return true, but if they are not rotate. Repeat the process until the number of rotations equals the size of the array, and if during the loop, none of the rotated configurations are equal, return 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21:02:50.164349880</meta:creation-date>
    <dc:date>2017-03-18T14:14:35.413599092</dc:date>
    <meta:editing-duration>PT45M25S</meta:editing-duration>
    <meta:editing-cycles>11</meta:editing-cycles>
    <meta:generator>LibreOffice/5.1.6.2$Linux_X86_64 LibreOffice_project/10m0$Build-2</meta:generator>
    <meta:document-statistic meta:table-count="0" meta:image-count="0" meta:object-count="0" meta:page-count="3" meta:paragraph-count="50" meta:word-count="682" meta:character-count="3875" meta:non-whitespace-character-count="3230"/>
  </office:meta>
</office:document-meta>
</file>